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rta Vila - Data Pipeline Specialist. Experta en automatización de flujos ETL con Airflow. Dominio técnico de SQL y Python aplicado a ingeniería de datos. Experiencia con Big Data usando Spark y Databricks. Manejo de infraestructuras Cloud (AWS/Azure) y contenedores Dock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8T12:23:02.000903128</meta:creation-date>
    <dc:date>2026-04-08T12:28:39.729258575</dc:date>
    <meta:editing-duration>PT5M34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1" meta:word-count="41" meta:character-count="275" meta:non-whitespace-character-count="235"/>
  </office:meta>
</office:document-meta>
</file>